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11805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5152" calcext:value-type="float">
            <text:p>35.1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805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3712" calcext:value-type="float">
            <text:p>35.0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805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2376" calcext:value-type="float">
            <text:p>35.0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805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0184" calcext:value-type="float">
            <text:p>35.0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805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9368" calcext:value-type="float">
            <text:p>35.3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805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0016" calcext:value-type="float">
            <text:p>35.1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805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5464" calcext:value-type="float">
            <text:p>35.3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805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108" calcext:value-type="float">
            <text:p>35.3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805</text:p>
          </table:table-cell>
          <table:table-cell office:value-type="string" calcext:value-type="string">
            <text:p>201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805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805</text:p>
          </table:table-cell>
          <table:table-cell office:value-type="string" calcext:value-type="string">
            <text:p>201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805</text:p>
          </table:table-cell>
          <table:table-cell office:value-type="string" calcext:value-type="string">
            <text:p>201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7176" calcext:value-type="float">
            <text:p>35.3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805</text:p>
          </table:table-cell>
          <table:table-cell office:value-type="string" calcext:value-type="string">
            <text:p>201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6696" calcext:value-type="float">
            <text:p>35.2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805</text:p>
          </table:table-cell>
          <table:table-cell office:value-type="string" calcext:value-type="string">
            <text:p>201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7072" calcext:value-type="float">
            <text:p>35.2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805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6008" calcext:value-type="float">
            <text:p>35.1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805</text:p>
          </table:table-cell>
          <table:table-cell office:value-type="string" calcext:value-type="string">
            <text:p>200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204" calcext:value-type="float">
            <text:p>35.3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805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805</text:p>
          </table:table-cell>
          <table:table-cell office:value-type="string" calcext:value-type="string">
            <text:p>200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6592" calcext:value-type="float">
            <text:p>35.2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805</text:p>
          </table:table-cell>
          <table:table-cell office:value-type="string" calcext:value-type="string">
            <text:p>200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805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6216" calcext:value-type="float">
            <text:p>35.2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805</text:p>
          </table:table-cell>
          <table:table-cell office:value-type="string" calcext:value-type="string">
            <text:p>200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5464" calcext:value-type="float">
            <text:p>35.3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805</text:p>
          </table:table-cell>
          <table:table-cell office:value-type="string" calcext:value-type="string">
            <text:p>200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916" calcext:value-type="float">
            <text:p>35.1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805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1144" calcext:value-type="float">
            <text:p>35.0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805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1144" calcext:value-type="float">
            <text:p>35.0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805</text:p>
          </table:table-cell>
          <table:table-cell office:value-type="string" calcext:value-type="string">
            <text:p>200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805</text:p>
          </table:table-cell>
          <table:table-cell office:value-type="string" calcext:value-type="string">
            <text:p>199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805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805</text:p>
          </table:table-cell>
          <table:table-cell office:value-type="string" calcext:value-type="string">
            <text:p>199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0416" calcext:value-type="float">
            <text:p>34.5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805</text:p>
          </table:table-cell>
          <table:table-cell office:value-type="string" calcext:value-type="string">
            <text:p>199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716" calcext:value-type="float">
            <text:p>34.4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805</text:p>
          </table:table-cell>
          <table:table-cell office:value-type="string" calcext:value-type="string">
            <text:p>199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805</text:p>
          </table:table-cell>
          <table:table-cell office:value-type="string" calcext:value-type="string">
            <text:p>199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805</text:p>
          </table:table-cell>
          <table:table-cell office:value-type="string" calcext:value-type="string">
            <text:p>199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